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7bf5" officeooo:paragraph-rsid="00229f7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9ada" officeooo:paragraph-rsid="00229f7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229f75" style:font-weight-asian="bold" style:font-weight-complex="bold"/>
    </style:style>
    <style:style style:name="P4" style:family="paragraph" style:parent-style-name="Standard">
      <style:text-properties officeooo:paragraph-rsid="00229f75"/>
    </style:style>
    <style:style style:name="P5" style:family="paragraph" style:parent-style-name="Standard">
      <style:text-properties fo:font-style="italic" officeooo:rsid="00207bf5" officeooo:paragraph-rsid="00229f75" style:font-style-asian="italic" style:font-style-complex="italic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1c9ada" officeooo:paragraph-rsid="002561c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229f7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269de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288bb7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229f75" officeooo:paragraph-rsid="00229f75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229f75" officeooo:paragraph-rsid="00288bb7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229f75" officeooo:paragraph-rsid="00229f75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bold" officeooo:rsid="00229f75" officeooo:paragraph-rsid="00269de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29f75" officeooo:paragraph-rsid="00229f75" style:font-weight-asian="bold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bold" officeooo:rsid="00229f75" officeooo:paragraph-rsid="00269de9" style:font-weight-asian="bold" style:font-weight-complex="bold"/>
    </style:style>
    <style:style style:name="P16" style:family="paragraph" style:parent-style-name="Standard" style:list-style-name="L6">
      <style:paragraph-properties fo:text-align="start" style:justify-single-word="false"/>
      <style:text-properties fo:font-weight="bold" officeooo:rsid="00229f75" officeooo:paragraph-rsid="00269de9" style:font-weight-asian="bold" style:font-weight-complex="bold"/>
    </style:style>
    <style:style style:name="P17" style:family="paragraph" style:parent-style-name="Standard" style:list-style-name="L7">
      <style:paragraph-properties fo:text-align="start" style:justify-single-word="false"/>
      <style:text-properties fo:font-weight="bold" officeooo:rsid="00229f75" officeooo:paragraph-rsid="00288bb7" style:font-weight-asian="bold" style:font-weight-complex="bold"/>
    </style:style>
    <style:style style:name="P18" style:family="paragraph" style:parent-style-name="Standard" style:list-style-name="L2">
      <style:text-properties fo:font-weight="bold" officeooo:rsid="00229f75" officeooo:paragraph-rsid="00269de9" style:font-weight-asian="bold" style:font-weight-complex="bold"/>
    </style:style>
    <style:style style:name="P19" style:family="paragraph" style:parent-style-name="Standard" style:list-style-name="L5">
      <style:text-properties fo:font-weight="bold" officeooo:rsid="00229f75" officeooo:paragraph-rsid="00269de9" style:font-weight-asian="bold" style:font-weight-complex="bold"/>
    </style:style>
    <style:style style:name="P20" style:family="paragraph" style:parent-style-name="Standard" style:list-style-name="L5">
      <style:text-properties fo:font-weight="bold" officeooo:rsid="00229f75" officeooo:paragraph-rsid="002bf48c" style:font-weight-asian="bold" style:font-weight-complex="bold"/>
    </style:style>
    <style:style style:name="P21" style:family="paragraph" style:parent-style-name="Standard" style:list-style-name="L7">
      <style:text-properties fo:font-weight="bold" officeooo:rsid="00229f75" officeooo:paragraph-rsid="00288bb7" style:font-weight-asian="bold" style:font-weight-complex="bold"/>
    </style:style>
    <style:style style:name="P22" style:family="paragraph" style:parent-style-name="Standard">
      <style:text-properties fo:font-weight="bold" officeooo:rsid="00229f75" officeooo:paragraph-rsid="00269de9" style:font-weight-asian="bold" style:font-weight-complex="bold"/>
    </style:style>
    <style:style style:name="P23" style:family="paragraph" style:parent-style-name="Standard">
      <style:text-properties fo:font-weight="bold" officeooo:rsid="00229f75" officeooo:paragraph-rsid="002bf48c" style:font-weight-asian="bold" style:font-weight-complex="bold"/>
    </style:style>
    <style:style style:name="P24" style:family="paragraph" style:parent-style-name="Standard" style:list-style-name="L2">
      <style:text-properties fo:font-weight="bold" officeooo:rsid="00207bf5" officeooo:paragraph-rsid="00229f75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bold" officeooo:rsid="002561cc" officeooo:paragraph-rsid="002561c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561cc" officeooo:paragraph-rsid="002561cc" style:font-weight-asian="bold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fo:font-weight="bold" officeooo:rsid="002561cc" officeooo:paragraph-rsid="002561cc" style:font-weight-asian="bold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bold" officeooo:rsid="00269de9" officeooo:paragraph-rsid="00269de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69de9" officeooo:paragraph-rsid="00269de9" style:font-weight-asian="bold" style:font-weight-complex="bold"/>
    </style:style>
    <style:style style:name="P30" style:family="paragraph" style:parent-style-name="Standard" style:list-style-name="L8">
      <style:text-properties fo:font-weight="bold" officeooo:rsid="002bf48c" officeooo:paragraph-rsid="002bf48c" style:font-weight-asian="bold" style:font-weight-complex="bold"/>
    </style:style>
    <style:style style:name="P31" style:family="paragraph" style:parent-style-name="Standard" style:list-style-name="L8">
      <style:text-properties fo:font-weight="bold" officeooo:rsid="002bf48c" officeooo:paragraph-rsid="002d979a" style:font-weight-asian="bold" style:font-weight-complex="bold"/>
    </style:style>
    <style:style style:name="P32" style:family="paragraph" style:parent-style-name="Standard">
      <style:text-properties fo:font-weight="bold" officeooo:rsid="002bf48c" officeooo:paragraph-rsid="002bf48c" style:font-weight-asian="bold" style:font-weight-complex="bold"/>
    </style:style>
    <style:style style:name="P33" style:family="paragraph" style:parent-style-name="Standard">
      <style:text-properties fo:font-weight="bold" officeooo:rsid="002bf48c" officeooo:paragraph-rsid="002d979a" style:font-weight-asian="bold" style:font-weight-complex="bold"/>
    </style:style>
    <style:style style:name="P34" style:family="paragraph" style:parent-style-name="Standard" style:list-style-name="L8">
      <style:text-properties fo:font-weight="bold" officeooo:rsid="002d979a" officeooo:paragraph-rsid="002d979a" style:font-weight-asian="bold" style:font-weight-complex="bold"/>
    </style:style>
    <style:style style:name="P35" style:family="paragraph" style:parent-style-name="Standard" style:list-style-name="L8">
      <style:text-properties fo:font-weight="bold" officeooo:rsid="002d979a" officeooo:paragraph-rsid="002e1822" style:font-weight-asian="bold" style:font-weight-complex="bold"/>
    </style:style>
    <style:style style:name="P36" style:family="paragraph" style:parent-style-name="Standard" style:list-style-name="L8">
      <style:paragraph-properties fo:text-align="start" style:justify-single-word="false"/>
      <style:text-properties fo:font-weight="bold" officeooo:rsid="002d979a" officeooo:paragraph-rsid="002e182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2d979a" officeooo:paragraph-rsid="002e1822" style:font-weight-asian="bold" style:font-weight-complex="bold"/>
    </style:style>
    <style:style style:name="P38" style:family="paragraph" style:parent-style-name="Standard" style:list-style-name="L8">
      <style:text-properties fo:font-weight="bold" officeooo:rsid="002e1822" officeooo:paragraph-rsid="002e1822" style:font-weight-asian="bold" style:font-weight-complex="bold"/>
    </style:style>
    <style:style style:name="P39" style:family="paragraph" style:parent-style-name="Standard" style:list-style-name="L8">
      <style:text-properties fo:font-weight="bold" officeooo:rsid="002e612e" officeooo:paragraph-rsid="002e612e" style:font-weight-asian="bold" style:font-weight-complex="bold"/>
    </style:style>
    <style:style style:name="P40" style:family="paragraph" style:parent-style-name="Standard" style:list-style-name="L2">
      <style:text-properties officeooo:rsid="00207bf5" officeooo:paragraph-rsid="00229f75"/>
    </style:style>
    <style:style style:name="P41" style:family="paragraph" style:parent-style-name="Standard">
      <style:paragraph-properties fo:text-align="start" style:justify-single-word="false"/>
      <style:text-properties officeooo:rsid="00207bf5" officeooo:paragraph-rsid="00269de9"/>
    </style:style>
    <style:style style:name="P42" style:family="paragraph" style:parent-style-name="Standard">
      <style:paragraph-properties fo:text-align="start" style:justify-single-word="false"/>
      <style:text-properties officeooo:rsid="00207bf5" officeooo:paragraph-rsid="00288bb7"/>
    </style:style>
    <style:style style:name="P43" style:family="paragraph" style:parent-style-name="Standard" style:list-style-name="L3">
      <style:text-properties officeooo:paragraph-rsid="00229f75"/>
    </style:style>
    <style:style style:name="P44" style:family="paragraph" style:parent-style-name="Standard" style:list-style-name="L3">
      <style:text-properties fo:font-style="italic" officeooo:rsid="00207bf5" officeooo:paragraph-rsid="00229f75" style:font-style-asian="italic" style:font-style-complex="italic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269de9"/>
    </style:style>
    <style:style style:name="P46" style:family="paragraph" style:parent-style-name="Standard">
      <style:paragraph-properties fo:text-align="start" style:justify-single-word="false"/>
      <style:text-properties officeooo:paragraph-rsid="00229f75"/>
    </style:style>
    <style:style style:name="P47" style:family="paragraph" style:parent-style-name="Standard">
      <style:paragraph-properties fo:text-align="start" style:justify-single-word="false"/>
      <style:text-properties officeooo:paragraph-rsid="002561cc"/>
    </style:style>
    <style:style style:name="P48" style:family="paragraph" style:parent-style-name="Standard">
      <style:paragraph-properties fo:text-align="center" style:justify-single-word="false" fo:padding="0.049cm" fo:border="1.5pt solid #000000" style:shadow="none"/>
      <style:text-properties fo:font-weight="bold" officeooo:rsid="001c9ada" officeooo:paragraph-rsid="00229f75" style:font-weight-asian="bold" style:font-weight-complex="bold"/>
    </style:style>
    <style:style style:name="T1" style:family="text">
      <style:text-properties officeooo:rsid="001e2a74"/>
    </style:style>
    <style:style style:name="T2" style:family="text">
      <style:text-properties officeooo:rsid="001f87fe"/>
    </style:style>
    <style:style style:name="T3" style:family="text">
      <style:text-properties officeooo:rsid="00207bf5"/>
    </style:style>
    <style:style style:name="T4" style:family="text">
      <style:text-properties fo:font-weight="bold" officeooo:rsid="00207bf5" style:font-weight-asian="bold" style:font-weight-complex="bold"/>
    </style:style>
    <style:style style:name="T5" style:family="text">
      <style:text-properties fo:font-weight="bold" officeooo:rsid="002561cc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07bf5" style:font-style-asian="italic" style:font-style-complex="italic"/>
    </style:style>
    <style:style style:name="T8" style:family="text">
      <style:text-properties officeooo:rsid="002561cc"/>
    </style:style>
    <style:style style:name="T9" style:family="text">
      <style:text-properties officeooo:rsid="00269de9"/>
    </style:style>
    <style:style style:name="T10" style:family="text">
      <style:text-properties officeooo:rsid="002bf48c"/>
    </style:style>
    <style:style style:name="T11" style:family="text">
      <style:text-properties officeooo:rsid="002e1822"/>
    </style:style>
    <style:style style:name="T12" style:family="text">
      <style:text-properties officeooo:rsid="002e612e"/>
    </style:style>
    <style:style style:name="T13" style:family="text">
      <style:text-properties officeooo:rsid="002e6b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8">TODO LIST</text:p>
      <text:p text:style-name="P48"/>
      <text:p text:style-name="P2"/>
      <text:p text:style-name="P2"/>
      <text:p text:style-name="P8"/>
      <text:list xml:id="list2425349254" text:style-name="L1">
        <text:list-item>
          <text:p text:style-name="P28">Todo Projects</text:p>
        </text:list-item>
      </text:list>
      <text:p text:style-name="P41"/>
      <text:list xml:id="list125958145" text:style-name="L5">
        <text:list-item>
          <text:p text:style-name="P20"><text:span text:style-name="T10">Style</text:span></text:p>
        </text:list-item>
      </text:list>
      <text:p text:style-name="P23"/>
      <text:list xml:id="list835152948" text:style-name="L8">
        <text:list-item>
          <text:p text:style-name="P30">Cursor</text:p>
        </text:list-item>
        <text:list-item>
          <text:p text:style-name="P30">Hover</text:p>
        </text:list-item>
        <text:list-item>
          <text:p text:style-name="P30">Alert Valid Name</text:p>
        </text:list-item>
        <text:list-item>
          <text:p text:style-name="P39">Générer une couleur différente pour chaque nouveau projet</text:p>
        </text:list-item>
      </text:list>
      <text:p text:style-name="P32"/>
      <text:list xml:id="list174256437689717" text:continue-list="list125958145" text:style-name="L5">
        <text:list-item>
          <text:p text:style-name="P20">Possibilité d’ajouter un <text:span text:style-name="T9">projet</text:span></text:p>
        </text:list-item>
      </text:list>
      <text:p text:style-name="P22"/>
      <text:list xml:id="list174256286544969" text:continue-list="list835152948" text:style-name="L8">
        <text:list-item>
          <text:p text:style-name="P34"><text:span text:style-name="T11">Icône</text:span> <text:span text:style-name="T11">pour le projet défaut</text:span></text:p>
        </text:list-item>
        <text:list-item>
          <text:p text:style-name="P35"><text:span text:style-name="T11">Icône</text:span> <text:span text:style-name="T11">pour chaque projet</text:span></text:p>
        </text:list-item>
      </text:list>
      <text:p text:style-name="P33"/>
      <text:list xml:id="list174256480861869" text:continue-list="list174256437689717" text:style-name="L5">
        <text:list-item>
          <text:p text:style-name="P19">Possibilité de <text:span text:style-name="T10">cliquer sur un projet pour le modifier</text:span></text:p>
        </text:list-item>
      </text:list>
      <text:p text:style-name="P22"/>
      <text:list xml:id="list174255406905963" text:continue-list="list174256286544969" text:style-name="L8">
        <text:list-item>
          <text:p text:style-name="P38">Apparition des items</text:p>
        </text:list-item>
        <text:list-item>
          <text:p text:style-name="P38">Hover sur chaque item</text:p>
        </text:list-item>
      </text:list>
      <text:p text:style-name="P22"/>
      <text:list xml:id="list174255689139556" text:continue-list="list174256480861869" text:style-name="L5">
        <text:list-item>
          <text:p text:style-name="P15">Possibilité de les supprimer</text:p>
          <text:p text:style-name="P15"/>
        </text:list-item>
      </text:list>
      <text:list xml:id="list174256732893706" text:continue-list="list174255406905963" text:style-name="L8">
        <text:list-item>
          <text:p text:style-name="P36"><text:span text:style-name="T12">Icône pour le projet défaut</text:span></text:p>
        </text:list-item>
      </text:list>
      <text:p text:style-name="P37"/>
      <text:list xml:id="list174257144271372" text:continue-list="list2425349254" text:style-name="L1">
        <text:list-item>
          <text:p text:style-name="P45"><text:span text:style-name="T5">Default Project<text:line-break/></text:span></text:p>
        </text:list-item>
      </text:list>
      <text:list xml:id="list2148359498" text:style-name="L6">
        <text:list-item>
          <text:p text:style-name="P16"><text:span text:style-name="T3">Inclure un projet exemple</text:span></text:p>
        </text:list-item>
      </text:list>
      <text:p text:style-name="P9"/>
      <text:p text:style-name="P9"/>
      <text:list xml:id="list174257137600423" text:continue-list="list174257144271372" text:style-name="L1">
        <text:list-item>
          <text:p text:style-name="P11">Todo Lists</text:p>
        </text:list-item>
      </text:list>
      <text:p text:style-name="P42"/>
      <text:list xml:id="list3435136587" text:style-name="L7">
        <text:list-item>
          <text:p text:style-name="P21">Possibilité d’ajouter un item</text:p>
        </text:list-item>
        <text:list-item>
          <text:p text:style-name="P21">Possibilité de les modifier</text:p>
        </text:list-item>
        <text:list-item>
          <text:p text:style-name="P17">Possibilité de les supprimer</text:p>
        </text:list-item>
      </text:list>
      <text:p text:style-name="P14"/>
      <text:p text:style-name="P14"/>
      <text:list xml:id="list174255301633108" text:continue-list="list174257137600423" text:style-name="L1">
        <text:list-item>
          <text:p text:style-name="P10">Todos Items</text:p>
        </text:list-item>
      </text:list>
      <text:p text:style-name="P46"/>
      <text:list xml:id="list2105749211" text:style-name="L2">
        <text:list-item>
          <text:p text:style-name="P24">Mettre en place une <text:span text:style-name="T6">function factory</text:span></text:p>
          <text:p text:style-name="P40"/>
        </text:list-item>
      </text:list>
      <text:p text:style-name="P1">Chaque item doit inclure :</text:p>
      <text:p text:style-name="P5"/>
      <text:list xml:id="list1808273765" text:style-name="L3">
        <text:list-item>
          <text:p text:style-name="P43"><text:span text:style-name="T7">title</text:span></text:p>
        </text:list-item>
        <text:list-item>
          <text:p text:style-name="P44">description</text:p>
        </text:list-item>
        <text:list-item>
          <text:p text:style-name="P44">dueDate - <text:span text:style-name="T9">date et heure + impossible de se référer à une date future → npm</text:span></text:p>
        </text:list-item>
        <text:list-item>
          <text:p text:style-name="P44">priority - <text:span text:style-name="T9">drapeaux</text:span></text:p>
        </text:list-item>
        <text:list-item>
          <text:p text:style-name="P44">notes</text:p>
        </text:list-item>
        <text:list-item>
          <text:p text:style-name="P44"><text:soft-page-break/>checklist - <text:span text:style-name="T9">animation / son</text:span></text:p>
        </text:list-item>
      </text:list>
      <text:p text:style-name="P1"><text:s/></text:p>
      <text:p text:style-name="P3"/>
      <text:list xml:id="list174256702997669" text:continue-list="list174255301633108" text:style-name="L1">
        <text:list-item>
          <text:p text:style-name="P28">Todo Projects</text:p>
        </text:list-item>
      </text:list>
      <text:p text:style-name="P41"/>
      <text:list xml:id="list174257327844171" text:continue-list="list2105749211" text:style-name="L2">
        <text:list-item>
          <text:p text:style-name="P18">Possibilité d’ajouter un <text:span text:style-name="T9">project</text:span></text:p>
        </text:list-item>
        <text:list-item>
          <text:p text:style-name="P18">Possibilité de les modifier</text:p>
        </text:list-item>
        <text:list-item>
          <text:p text:style-name="P13">Possibilité de les supprimer</text:p>
        </text:list-item>
      </text:list>
      <text:p text:style-name="P29"/>
      <text:p text:style-name="P29"/>
      <text:list xml:id="list174256658022318" text:continue-list="list174256702997669" text:style-name="L1">
        <text:list-item>
          <text:p text:style-name="P25">Overview</text:p>
        </text:list-item>
      </text:list>
      <text:p text:style-name="P26"/>
      <text:list xml:id="list174256576105269" text:continue-list="list174257327844171" text:style-name="L2">
        <text:list-item>
          <text:p text:style-name="P27">Possibilité d’ajouter une vue générale</text:p>
        </text:list-item>
      </text:list>
      <text:p text:style-name="P47"><text:span text:style-name="T4"/></text:p>
      <text:p text:style-name="P26"/>
      <text:list xml:id="list174255671355223" text:continue-list="list174256658022318" text:style-name="L1">
        <text:list-item>
          <text:p text:style-name="P10">Menu</text:p>
        </text:list-item>
      </text:list>
      <text:p text:style-name="P3"/>
      <text:list xml:id="list174255583428294" text:continue-list="list174256576105269" text:style-name="L2">
        <text:list-item>
          <text:p text:style-name="P12">Slide menu</text:p>
        </text:list-item>
      </text:list>
      <text:p text:style-name="P14"/>
      <text:list xml:id="list174255586192225" text:continue-list="list174255671355223" text:style-name="L1">
        <text:list-item>
          <text:p text:style-name="P6"><text:span text:style-name="T1">Étudier</text:span> et prévoir le l<text:span text:style-name="T2">ocalStorage</text:span></text:p>
        </text:list-item>
      </text:list>
      <text:p text:style-name="P4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5:53:39.981290956</meta:creation-date>
    <meta:generator>LibreOffice/6.0.7.3$Linux_X86_64 LibreOffice_project/00m0$Build-3</meta:generator>
    <dc:date>2020-05-13T17:42:53.600604554</dc:date>
    <meta:editing-duration>PT1H12M47S</meta:editing-duration>
    <meta:editing-cycles>9</meta:editing-cycles>
    <meta:document-statistic meta:table-count="0" meta:image-count="0" meta:object-count="0" meta:page-count="2" meta:paragraph-count="43" meta:word-count="183" meta:character-count="934" meta:non-whitespace-character-count="826"/>
  </office:meta>
</office:document-meta>
</file>